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378" officeooo:paragraph-rsid="001f5378"/>
    </style:style>
    <style:style style:name="P2" style:family="paragraph" style:parent-style-name="Standard">
      <style:text-properties officeooo:rsid="0020ba79" officeooo:paragraph-rsid="0020ba79"/>
    </style:style>
    <style:style style:name="P3" style:family="paragraph" style:parent-style-name="Standard">
      <style:text-properties officeooo:rsid="0020c457" officeooo:paragraph-rsid="0020c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s on 5672</text:p>
      <text:p text:style-name="P1">runs as an extension to server</text:p>
      <text:p text:style-name="P1">allows multiple environments.. setup as v.host</text:p>
      <text:p text:style-name="P1">all from same server</text:p>
      <text:p text:style-name="P1">v.hosts can be used as users.</text:p>
      <text:p text:style-name="P1">Multiple exchanges can be setup. For ex. Intro</text:p>
      <text:p text:style-name="P1"/>
      <text:p text:style-name="P1">producers: </text:p>
      <text:p text:style-name="P1">consumers:</text:p>
      <text:p text:style-name="P1"/>
      <text:p text:style-name="P1"/>
      <text:p text:style-name="P1">relational exchange for mq:</text:p>
      <text:p text:style-name="P1"/>
      <text:p text:style-name="P1">first come first serve---load balancing</text:p>
      <text:p text:style-name="P1"/>
      <text:p text:style-name="P1">fan out: one msg will be received by all consumers</text:p>
      <text:p text:style-name="P1">topic: the msg will be consumed by one person.</text:p>
      <text:p text:style-name="P1"/>
      <text:p text:style-name="P1">mq supports: dozen q types</text:p>
      <text:p text:style-name="P1"/>
      <text:p text:style-name="P1">one way publication is supported. Msg to be processed and respond. The way it will do it is when its created. Generate a response q. (temp. q) treated as reverse.</text:p>
      <text:p text:style-name="P1"/>
      <text:p text:style-name="P2">V hosts has queues and are processed first come.</text:p>
      <text:p text:style-name="P2"/>
      <text:p text:style-name="P2">Log tracking</text:p>
      <text:p text:style-name="P2">logging</text:p>
      <text:p text:style-name="P2">error</text:p>
      <text:p text:style-name="P3">primary queues are durable</text:p>
      <text:p text:style-name="P3">return ones are in transien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2:32:23.696403835</meta:creation-date>
    <dc:date>2017-02-01T14:21:43.949722763</dc:date>
    <meta:editing-duration>PT1H8M49S</meta:editing-duration>
    <meta:editing-cycles>1</meta:editing-cycles>
    <meta:document-statistic meta:table-count="0" meta:image-count="0" meta:object-count="0" meta:page-count="1" meta:paragraph-count="20" meta:word-count="121" meta:character-count="680" meta:non-whitespace-character-count="579"/>
    <meta:generator>LibreOffice/5.1.4.2$Linux_X86_64 LibreOffice_project/10m0$Build-2</meta:generator>
  </office:meta>
</office:document-meta>
</file>